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adc5e7"/>
    </style:style>
    <style:style style:name="ce5" style:family="table-cell" style:parent-style-name="Default">
      <style:table-cell-properties fo:background-color="#bce4e5"/>
    </style:style>
    <style:style style:name="ce11" style:family="table-cell" style:parent-style-name="Default">
      <style:table-cell-properties fo:background-color="#fff200" style:text-align-source="value-type" style:repeat-content="false" fo:wrap-option="wrap" style:vertical-align="middl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antidad de naves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d backgroun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d soundTrack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4" table:number-rows-spanned="7">
            <text:p>NOTA: ENEMIGOS DEBEN ARRANCAR CON UN PIXEL DENTRO DE LA PANTALLA!!!! SINO SE AUTODESTRUYEN (0,0) (1024,600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23" calcext:value-type="float">
            <text:p>1023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350" calcext:value-type="float">
            <text:p>350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3 segun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dul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ireccion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urac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gundo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13 segun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dulo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ireccio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uracio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ipo nav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 de inicio</text:p>
          </table:table-cell>
          <table:table-cell table:style-name="ce4"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y de inicio</text:p>
          </table:table-cell>
          <table:table-cell table:style-name="ce4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instante inicio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5 segundo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cant movimientos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office:value-type="string" calcext:value-type="string">
            <text:p>20 segundo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<text:s text:c="4"/>modulo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s text:c="4"/>direccion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s text:c="4"/>duracion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egun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ipo nav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 de inicio</text:p>
          </table:table-cell>
          <table:table-cell table:style-name="ce4"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y de inicio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instante inicio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ant movimiento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ipo nav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 de inicio</text:p>
          </table:table-cell>
          <table:table-cell table:style-name="ce4"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y de inicio</text:p>
          </table:table-cell>
          <table:table-cell table:style-name="ce4"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instante inicio</text:p>
          </table:table-cell>
          <table:table-cell table:style-name="ce4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ant movimientos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s text:c="4"/>modulo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s text:c="4"/>direccion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s text:c="4"/>duracion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9:58:04.0183835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12:41:04.120606720</meta:creation-date>
    <dc:date>2021-11-11T19:58:59.499038231</dc:date>
    <meta:editing-duration>PT2H31M37S</meta:editing-duration>
    <meta:editing-cycles>12</meta:editing-cycles>
    <meta:generator>LibreOffice/6.0.7.3$Linux_X86_64 LibreOffice_project/00m0$Build-3</meta:generator>
    <meta:document-statistic meta:table-count="1" meta:cell-count="161" meta:object-count="0"/>
  </office:meta>
</office:document-meta>
</file>